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3b9d9"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6f5006" officeooo:paragraph-rsid="0190d7e2"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2" style:family="paragraph" style:parent-style-name="Preformatted_20_Text">
      <style:text-properties fo:font-size="13pt" officeooo:paragraph-rsid="01782f4d" style:font-size-asian="13pt" style:font-size-complex="13pt"/>
    </style:style>
    <style:style style:name="P13" style:family="paragraph" style:parent-style-name="Preformatted_20_Text">
      <style:text-properties fo:font-size="13pt" officeooo:paragraph-rsid="017c1769" style:font-size-asian="13pt" style:font-size-complex="13pt"/>
    </style:style>
    <style:style style:name="P14"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5" style:family="paragraph" style:parent-style-name="Preformatted_20_Text">
      <style:text-properties style:font-name="Liberation Sans" fo:font-size="13pt" fo:font-style="normal" style:text-underline-style="none" officeooo:rsid="0181e0c6" officeooo:paragraph-rsid="0195e979"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9615ac" officeooo:paragraph-rsid="019615ac"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4d40c0" officeooo:paragraph-rsid="0190d7e2" style:font-name-asian="Nimbus Mono L" style:font-size-asian="13pt" style:font-style-asian="normal" style:font-name-complex="Liberation Mono" style:font-size-complex="13pt" style:font-style-complex="normal"/>
    </style:style>
    <style:style style:name="P19"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8e5f88"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957884"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90d7e2"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95e979"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3b9d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0e307b6" fo:background-color="transparent" loext:char-shading-value="0" style:font-style-asian="normal" style:font-style-complex="normal"/>
    </style:style>
    <style:style style:name="T30" style:family="text">
      <style:text-properties style:font-name="Liberation Sans" fo:font-style="normal" style:text-underline-style="none" officeooo:rsid="00083d4b" fo:background-color="transparent" loext:char-shading-value="0" style:font-style-asian="normal" style:font-style-complex="normal"/>
    </style:style>
    <style:style style:name="T31" style:family="text">
      <style:text-properties style:font-name="Liberation Sans" fo:font-style="normal" style:text-underline-style="none" officeooo:rsid="0123a160" fo:background-color="transparent" loext:char-shading-value="0" style:font-style-asian="normal" style:font-style-complex="normal"/>
    </style:style>
    <style:style style:name="T32" style:family="text">
      <style:text-properties style:font-name="Liberation Sans" fo:font-style="normal" style:text-underline-style="none" officeooo:rsid="013c55a1" fo:background-color="transparent" loext:char-shading-value="0" style:font-style-asian="normal" style:font-style-complex="normal"/>
    </style:style>
    <style:style style:name="T33" style:family="text">
      <style:text-properties style:font-name="Liberation Sans" fo:font-style="normal" style:text-underline-style="none" officeooo:rsid="014f39d6" fo:background-color="transparent" loext:char-shading-value="0" style:font-style-asian="normal" style:font-style-complex="normal"/>
    </style:style>
    <style:style style:name="T34" style:family="text">
      <style:text-properties fo:font-weight="bold" style:font-weight-asian="bold" style:font-weight-complex="bold"/>
    </style:style>
    <style:style style:name="T35" style:family="text">
      <style:text-properties fo:font-weight="bold" officeooo:rsid="000dd66a" style:font-weight-asian="bold" style:font-weight-complex="bold"/>
    </style:style>
    <style:style style:name="T36" style:family="text">
      <style:text-properties fo:font-weight="bold" officeooo:rsid="0160cefc" style:font-weight-asian="bold" style:font-weight-complex="bold"/>
    </style:style>
    <style:style style:name="T37" style:family="text">
      <style:text-properties officeooo:rsid="0175d38a"/>
    </style:style>
    <style:style style:name="T38" style:family="text">
      <style:text-properties officeooo:rsid="0181e0c6"/>
    </style:style>
    <style:style style:name="T39" style:family="text">
      <style:text-properties officeooo:rsid="018804e3"/>
    </style:style>
    <style:style style:name="T40" style:family="text">
      <style:text-properties officeooo:rsid="01901ffb"/>
    </style:style>
    <style:style style:name="T41" style:family="text">
      <style:text-properties officeooo:rsid="0190d7e2"/>
    </style:style>
    <style:style style:name="T42" style:family="text">
      <style:text-properties officeooo:rsid="01924030"/>
    </style:style>
    <style:style style:name="T43" style:family="text">
      <style:text-properties officeooo:rsid="0193b9d9"/>
    </style:style>
    <style:style style:name="T44" style:family="text">
      <style:text-properties officeooo:rsid="0195dfa1"/>
    </style:style>
    <style:style style:name="T45" style:family="text">
      <style:text-properties officeooo:rsid="0195e979"/>
    </style:style>
    <style:style style:name="T46" style:family="text">
      <style:text-properties officeooo:rsid="019615ac"/>
    </style:style>
    <style:style style:name="T47" style:family="text">
      <style:text-properties officeooo:rsid="01975f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7">7</text:span><text:span text:style-name="T5">t</text:span><text:span text:style-name="T6">h</text:span><text:span text:style-name="T4"> </text:span><text:span text:style-name="T8">April</text:span><text:span text:style-name="T1"> 20</text:span><text:span text:style-name="T2">2</text:span><text:span text:style-name="T3">4</text:span></text:p>
      <text:p text:style-name="P14"><text:span text:style-name="T44">Psalm 97</text:span><text:span text:style-name="T40">:</text:span><text:span text:style-name="T44">11-12</text:span></text:p>
      <text:p text:style-name="P19">Light shines on the righteous and joy on the upright in heart.</text:p>
      <text:p text:style-name="P19">Rejoice in the Lord, you who are righteous, and praise his holy name.</text:p>
      <text:p text:style-name="P19"/>
      <text:p text:style-name="P9"/>
      <text:p text:style-name="P6">Thanks to God</text:p>
      <text:p text:style-name="P13"><text:span text:style-name="T12">O </text:span><text:span text:style-name="T14">L</text:span><text:span text:style-name="T10">o</text:span><text:span text:style-name="T14">r</text:span><text:span text:style-name="T10">d,</text:span><text:span text:style-name="T9"> </text:span><text:span text:style-name="T11">we </text:span><text:span text:style-name="T16">come before You</text:span><text:span text:style-name="T14"> today</text:span><text:span text:style-name="T13">, </text:span><text:span text:style-name="T16">lifted up</text:span><text:span text:style-name="T14"> by </text:span><text:span text:style-name="T13">the words of </text:span><text:span text:style-name="T16">the Psalmist</text:span><text:span text:style-name="T15">, </text:span><text:span text:style-name="T16">for You are Light and in You is no darkness</text:span><text:span text:style-name="T15">. We thank You that Jesus </text:span><text:span text:style-name="T16">is the Light of the world</text:span><text:span text:style-name="T15">, </text:span><text:span text:style-name="T16">Who is risen to bestow upon us </text:span><text:span text:style-name="T15">His righteousness </text:span><text:span text:style-name="T17">in place of our filthy rags of sinfulness</text:span><text:span text:style-name="T15">. </text:span><text:span text:style-name="T16">So we rejoice</text:span><text:span text:style-name="T15">, trusting in Your promise </text:span><text:span text:style-name="T16">to complete </text:span><text:span text:style-name="T15">that </text:span><text:span text:style-name="T16">good work in us, which began when You saved us.</text:span></text:p>
      <text:p text:style-name="P2"/>
      <text:p text:style-name="P4">We thank You for <text:span text:style-name="T37">Jesus </text:span><text:span text:style-name="T38">Who </text:span><text:span text:style-name="T41">lives and reigns in heaven with You, and Who intercedes for us before Your throne of grace. </text:span><text:span text:style-name="T45">We thank You that the Holy Spirit has come to be our comforter, our guide, and our teacher. We thank You for Your Word which is a sure foundation, the place where we find that assurance of the eternal hope we have because Jesus won the victory, and defeated the grave.</text:span></text:p>
      <text:p text:style-name="P4"/>
      <text:p text:style-name="P8"><text:span text:style-name="T34">The Wide World...</text:span><text:span text:style-name="T35"> a</text:span><text:span text:style-name="T34">nd the </text:span><text:span text:style-name="T36">W</text:span><text:span text:style-name="T34">ider Church</text:span></text:p>
      <text:p text:style-name="P15">Lord, we <text:span text:style-name="T39">look at our </text:span><text:span text:style-name="T41">broken </text:span><text:span text:style-name="T39">world </text:span><text:span text:style-name="T45">where</text:span><text:span text:style-name="T39"> </text:span><text:span text:style-name="T41">people </text:span><text:span text:style-name="T45">ask for a sign, seek salvation </text:span><text:span text:style-name="T41">in all the wrong places, </text:span><text:span text:style-name="T45">not knowing that You have already provided in full via </text:span><text:span text:style-name="T43">the finished work of Jesus on the Cross</text:span><text:span text:style-name="T41">.</text:span></text:p>
      <text:p text:style-name="P15"/>
      <text:p text:style-name="P17">We again pray for the peace of Jerusalem, and for the safety of the nation of Israel as it defends itself in the midst of irrational hostility which has broken out around the world.</text:p>
      <text:p text:style-name="P15"/>
      <text:p text:style-name="P16"><text:span text:style-name="T43">We </text:span><text:span text:style-name="T45">pray</text:span><text:span text:style-name="T43"> </text:span><text:span text:style-name="T45">for our nation, our State and our communit</text:span><text:span text:style-name="T46">ies</text:span><text:span text:style-name="T45"> to turn back to You. We pray for our leaders, our governing authorities, to apply Your Word rather than mere human wisdom to the perplexing issues they confront, so that they govern wisely and well for the good progress of this wide brown land </text:span><text:span text:style-name="T46">we call our home</text:span><text:span text:style-name="T45">.</text:span></text:p>
      <text:p text:style-name="P16"/>
      <text:p text:style-name="P17">We pray for our remote and indigenous communities, and we yearn for true reconciliation through the work of the Gospel, and a move of the Holy Spirit. We pray for unity in the shadow of the Cross and the light of the empty tomb. We thank You for those who are already saved according to Your Word, sharing the Good News, <text:span text:style-name="T47">and holding to the true hope as they look for Jesus return, just as we are here</text:span>.</text:p>
      <text:p text:style-name="P3"/>
      <text:p text:style-name="P3"><text:span text:style-name="T41">We thank You for Your people who go where we can’t reach – and we pray </text:span><text:span text:style-name="T46">again for the work of Samaritan’s Purse</text:span><text:span text:style-name="T41">. </text:span><text:span text:style-name="T42">We pray for the </text:span><text:span text:style-name="T46">shoeboxes to carry Your love to the children who receive them, and the message of salvation they receive through Operation Christmas Child</text:span><text:span text:style-name="T42">.</text:span></text:p>
      <text:p text:style-name="P18"/>
      <text:p text:style-name="P7">Ashburton <text:span text:style-name="T45">(Communion Day)</text:span></text:p>
      <text:p text:style-name="P12"><text:span text:style-name="T23">We pray for our</text:span><text:span text:style-name="T24">selves as we </text:span><text:span text:style-name="T28">seek to reach our local community</text:span><text:span text:style-name="T25"> here. </text:span><text:span text:style-name="T26">We thank You for the strength of the bonds of fellowship, and</text:span><text:span text:style-name="T25"> </text:span><text:span text:style-name="T26">pray for our continued </text:span><text:span text:style-name="T28">witness to those around us, where we live, study, and work</text:span><text:span text:style-name="T26">. W</text:span><text:span text:style-name="T21">e </text:span><text:span text:style-name="T28">thank You that today we celebrate the Lord’s Supper as a remembrance of Your great grace to us</text:span><text:span text:style-name="T26">,</text:span><text:span text:style-name="T21"> so that we may </text:span><text:span text:style-name="T28">reflect the light of</text:span><text:span text:style-name="T19"> </text:span><text:span text:style-name="T18">Jesus</text:span><text:span text:style-name="T29">,</text:span><text:span text:style-name="T33"> </text:span><text:span text:style-name="T31">our Lord and Saviour</text:span><text:span text:style-name="T32">, </text:span><text:span text:style-name="T30">Amen.</text:span></text:p>
      <text:p text:style-name="P10">Our Father, Who is in heaven,<text:line-break/>hallowed be Your name;<text:line-break/>Your kingdom come;<text:line-break/>Your will be done,<text:line-break/>on earth as it is in heaven.</text:p>
      <text:p text:style-name="P11"/>
      <text:p text:style-name="P11">Give us this day our daily bread.<text:line-break/>And forgive us our trespasses,<text:line-break/>as we forgive those that trespass against us.<text:line-break/>Lead us not into temptation;<text:line-break/>but deliver us from evil.</text:p>
      <text:p text:style-name="P11"/>
      <text:p text:style-name="P11">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4-06T22:04:49.328994483</dc:date>
    <meta:editing-duration>PT15H11M25S</meta:editing-duration>
    <meta:editing-cycles>168</meta:editing-cycles>
    <meta:generator>LibreOffice/7.3.7.2$Linux_X86_64 LibreOffice_project/30$Build-2</meta:generator>
    <meta:print-date>2024-04-06T22:02:41.416310040</meta:print-date>
    <meta:document-statistic meta:table-count="0" meta:image-count="0" meta:object-count="0" meta:page-count="2" meta:paragraph-count="19" meta:word-count="595" meta:character-count="3128" meta:non-whitespace-character-count="2551"/>
  </office:meta>
</office:document-meta>
</file>